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99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>
            <text:p>Tables shared by Harvester and SIP Manag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Table</text:p>
          </table:table-cell>
          <table:table-cell office:value-type="string">
            <text:p>Fieldname</text:p>
          </table:table-cell>
          <table:table-cell office:value-type="string">
            <text:p>FieldTyp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ggregato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97”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aggregator</text:p>
          </table:table-cell>
          <table:table-cell/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ggregator_id</text:p>
          </table:table-cell>
          <table:table-cell office:value-type="string">
            <text:p>long</text:p>
          </table:table-cell>
          <table:table-cell office:value-type="string">
            <text:p>Ref to Aggregator</text:p>
          </table:table-cell>
          <table:table-cell/>
        </table:table-row>
        <table:table-row table:style-name="ro3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004”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provider</text:p>
          </table:table-cell>
          <table:table-cell/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untry</text:p>
          </table:table-cell>
          <table:table-cell office:value-type="string">
            <text:p>Enumeration</text:p>
          </table:table-cell>
          <table:table-cell office:value-type="string">
            <text:p>two letter iso code <text:a xlink:href="http://en.wikipedia.org/wiki/ISO_3166-1_alpha-2">http://en.wikipedia.org/wiki/ISO_3166-1_alpha-2</text:a></text:p>
          </table:table-cell>
          <table:table-cell/>
        </table:table-row>
        <table:table-row table:style-name="ro4">
          <table:table-cell/>
          <table:table-cell office:value-type="string">
            <text:p>ttype</text:p>
          </table:table-cell>
          <table:table-cell office:value-type="string">
            <text:p>Enumeration</text:p>
          </table:table-cell>
          <table:table-cell table:style-name="ce2" office:value-type="string">
            <text:p>values: 'Museum', 'Archive', 'Library', 'Audio Visual Archive', 'Aggregator'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Se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vider_id</text:p>
          </table:table-cell>
          <table:table-cell office:value-type="string">
            <text:p>long</text:p>
          </table:table-cell>
          <table:table-cell office:value-type="string">
            <text:p>Ref to Provider</text:p>
          </table:table-cell>
          <table:table-cell/>
        </table:table-row>
        <table:table-row table:style-name="ro3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europeana notation, sample: 03901_Ag_FR_MCC_joconde</text:p>
          </table:table-cell>
          <table:table-cell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dataset/collection if apropriate – can be empty</text:p>
          </table:table-cell>
          <table:table-cell/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numeration</text:p>
          </table:table-cell>
          <table:table-cell office:value-type="string">
            <text:p>values: java Locale code</text:p>
          </table:table-cell>
          <table:table-cell/>
        </table:table-row>
        <table:table-row table:style-name="ro3">
          <table:table-cell/>
          <table:table-cell office:value-type="string">
            <text:p>ttype</text:p>
          </table:table-cell>
          <table:table-cell office:value-type="string">
            <text:p>Enumeration</text:p>
          </table:table-cell>
          <table:table-cell office:value-type="string">
            <text:p>values:</text:p>
          </table:table-cell>
          <table:table-cell office:value-type="string">
            <text:p>E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ques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_set_id</text:p>
          </table:table-cell>
          <table:table-cell office:value-type="string">
            <text:p>long</text:p>
          </table:table-cell>
          <table:table-cell office:value-type="string">
            <text:p>Ref to DataSet</text:p>
          </table:table-cell>
          <table:table-cell/>
        </table:table-row>
        <table:table-row table:style-name="ro5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table:style-name="ce2" office:value-type="string">
            <text:p>values: 'under construction', 'import completed', 'aborted', 'sip processing', 'pending validation sign off', 'pending AIP sign off', 'creating AIP', 'AIP completed'</text:p>
          </table:table-cell>
          <table:table-cell/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String</text:p>
          </table:table-cell>
          <table:table-cell office:value-type="string">
            <text:p>the original request as single file for traceability</text:p>
          </table:table-cell>
          <table:table-cell/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_format</text:p>
          </table:table-cell>
          <table:table-cell office:value-type="string">
            <text:p>DateTime</text:p>
          </table:table-cell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quest_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quest_id</text:p>
          </table:table-cell>
          <table:table-cell office:value-type="string">
            <text:p>long</text:p>
          </table:table-cell>
          <table:table-cell office:value-type="string">
            <text:p>Ref to Request</text:p>
          </table:table-cell>
          <table:table-cell/>
        </table:table-row>
        <table:table-row table:style-name="ro3">
          <table:table-cell/>
          <table:table-cell office:value-type="string">
            <text:p>md_record_id</text:p>
          </table:table-cell>
          <table:table-cell office:value-type="string">
            <text:p>long</text:p>
          </table:table-cell>
          <table:table-cell office:value-type="string">
            <text:p>Ref to MdReco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ent_hash</text:p>
          </table:table-cell>
          <table:table-cell office:value-type="string">
            <text:p>String</text:p>
          </table:table-cell>
          <table:table-cell office:value-type="string">
            <text:p>sha256 of source_data field (primary identifier)</text:p>
          </table:table-cell>
          <table:table-cell/>
        </table:table-row>
        <table:table-row table:style-name="ro1">
          <table:table-cell/>
          <table:table-cell office:value-type="string">
            <text:p>source_data</text:p>
          </table:table-cell>
          <table:table-cell office:value-type="string">
            <text:p>XML</text:p>
          </table:table-cell>
          <table:table-cell office:value-type="string">
            <text:p>(linefeed stripped) original xm</text:p>
          </table:table-cell>
          <table:table-cell/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office:value-type="string">
            <text:p>values: 'created', 'idle', 'processing', 'problematic', 'broken', 'verified'</text:p>
          </table:table-cell>
          <table:table-cell/>
        </table:table-row>
        <table:table-row table:style-name="ro3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 office:value-type="string">
            <text:p>a matter of taste but since its datetime date is a bit of a bad prefix...</text:p>
          </table:table-cell>
          <table:table-cell/>
        </table:table-row>
        <table:table-row table:style-name="ro1">
          <table:table-cell/>
          <table:table-cell office:value-type="string">
            <text:p>time_last_change</text:p>
          </table:table-cell>
          <table:table-cell office:value-type="string">
            <text:p>DateTime</text:p>
          </table:table-cell>
          <table:table-cell office:value-type="string">
            <text:p>should be set to now() on creati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he rest of the fields are for SIP Manager only, Harvester should only care about the above fiel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long</text:p>
          </table:table-cell>
          <table:table-cell office:value-type="string">
            <text:p>if set indicates process 'owning' this record – untouchable by others</text:p>
          </table:table-cell>
          <table:table-cell/>
        </table:table-row>
        <table:table-row table:style-name="ro1">
          <table:table-cell/>
          <table:table-cell office:value-type="string">
            <text:p>uniqueness_hash</text:p>
          </table:table-cell>
          <table:table-cell office:value-type="string">
            <text:p>String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010-03-25</text:date>, <text:time>14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ob Lundqvist</meta:initial-creator>
    <meta:creation-date>2010-03-25T11:46:24</meta:creation-date>
    <dc:date>2010-03-25T14:06:43</dc:date>
    <dc:creator>Jacob Lundqvist</dc:creator>
    <meta:editing-duration>PT02H20M20S</meta:editing-duration>
    <meta:editing-cycles>4</meta:editing-cycles>
    <meta:generator>OpenOffice.org/3.1$Unix OpenOffice.org_project/310m19$Build-9420</meta:generator>
    <meta:document-statistic meta:table-count="3" meta:cell-count="106" meta:object-count="0"/>
  </office:meta>
</office:document-meta>
</file>